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B1000001E50442712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-width="0.2cm" svg:stroke-linecap="round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color="#3333ff" draw:fill="none" draw:textarea-vertical-align="middle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objectwithoutfill">
      <style:graphic-properties svg:stroke-width="0.1cm" svg:stroke-color="#ff950e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3333ff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/>
    </style:style>
    <style:style style:name="T1" style:family="text">
      <style:text-properties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0.399cm" svg:height="-0.001cm" draw:transform="rotate (1.5707963267946) translate (3.9cm 11.9cm)" svg:viewBox="0 0 400 0" svg:d="M0 0c133 0 267 0 400 0">
            <text:p/>
          </draw:path>
          <draw:path draw:style-name="gr1" draw:text-style-name="P1" draw:layer="layout" svg:width="0.399cm" svg:height="-0.001cm" draw:transform="rotate (1.5707963267946) translate (3.9cm 11.1cm)" svg:viewBox="0 0 400 0" svg:d="M0 0c133 0 267 0 400 0">
            <text:p/>
          </draw:path>
          <draw:path draw:style-name="gr1" draw:text-style-name="P1" draw:layer="layout" svg:width="0.399cm" svg:height="0.299cm" draw:transform="rotate (1.5707963267946) translate (3.60000000000036cm 11.5000000000003cm)" svg:viewBox="0 0 400 300" svg:d="M0 300c133-100 267-200 400-300">
            <text:p/>
          </draw:path>
        </draw:g>
        <draw:line draw:style-name="gr2" draw:text-style-name="P1" draw:layer="layout" svg:x1="13.2cm" svg:y1="9.3cm" svg:x2="13.2cm" svg:y2="10.2cm">
          <text:p/>
        </draw:line>
        <draw:line draw:style-name="gr3" draw:text-style-name="P1" draw:layer="layout" svg:x1="13.5cm" svg:y1="9.3cm" svg:x2="13.5cm" svg:y2="10.2cm">
          <text:p/>
        </draw:line>
        <draw:line draw:style-name="gr1" draw:text-style-name="P1" draw:layer="layout" svg:x1="3.9cm" svg:y1="10.692cm" svg:x2="12cm" svg:y2="10.692cm">
          <text:p/>
        </draw:line>
        <draw:line draw:style-name="gr1" draw:text-style-name="P1" draw:layer="layout" svg:x1="3.9cm" svg:y1="11.9cm" svg:x2="12cm" svg:y2="11.9cm">
          <text:p/>
        </draw:line>
        <draw:line draw:style-name="gr4" draw:text-style-name="P1" draw:layer="layout" svg:x1="12cm" svg:y1="8.5cm" svg:x2="3.9cm" svg:y2="8.5cm">
          <text:p/>
        </draw:line>
        <draw:line draw:style-name="gr4" draw:text-style-name="P1" draw:layer="layout" svg:x1="3.9cm" svg:y1="8.5cm" svg:x2="3.9cm" svg:y2="7.9cm">
          <text:p/>
        </draw:line>
        <draw:line draw:style-name="gr5" draw:text-style-name="P1" draw:layer="layout" svg:x1="10.6cm" svg:y1="5.3cm" svg:x2="10.6cm" svg:y2="7.4cm">
          <text:p/>
        </draw:line>
        <draw:line draw:style-name="gr5" draw:text-style-name="P1" draw:layer="layout" svg:x1="4.3cm" svg:y1="7.4cm" svg:x2="10.6cm" svg:y2="7.4cm">
          <text:p/>
        </draw:line>
        <draw:line draw:style-name="gr5" draw:text-style-name="P1" draw:layer="layout" svg:x1="11.9cm" svg:y1="5.3cm" svg:x2="10.6cm" svg:y2="5.3cm">
          <text:p/>
        </draw:line>
        <draw:line draw:style-name="gr4" draw:text-style-name="P1" draw:layer="layout" svg:x1="12.4cm" svg:y1="6.3cm" svg:x2="12.4cm" svg:y2="7.7cm">
          <text:p/>
        </draw:line>
        <draw:rect draw:style-name="gr6" draw:text-style-name="P1" draw:layer="layout" svg:width="7.4cm" svg:height="3.2cm" svg:x="11.9cm" svg:y="3.1cm">
          <text:p text:style-name="P1">Tableau électrique<text:line-break/>(disjoncteur)</text:p>
        </draw:rect>
        <draw:frame draw:style-name="gr7" draw:text-style-name="P1" draw:layer="layout" svg:width="3.214cm" svg:height="3.6cm" svg:x="2.286cm" svg:y="4.3cm">
          <draw:image xlink:href="Pictures/10000201000001B1000001E504427124.png" xlink:type="simple" xlink:show="embed" xlink:actuate="onLoad">
            <text:p/>
          </draw:image>
        </draw:frame>
        <draw:rect draw:style-name="gr6" draw:text-style-name="P1" draw:layer="layout" svg:width="7.3cm" svg:height="3.2cm" svg:x="12cm" svg:y="10.2cm">
          <text:p text:style-name="P1">Arduino</text:p>
        </draw:rect>
        <draw:rect draw:style-name="gr6" draw:text-style-name="P1" draw:layer="layout" svg:width="1.9cm" svg:height="1.6cm" svg:x="12cm" svg:y="7.7cm">
          <text:p text:style-name="P1">Relais</text:p>
        </draw:rect>
        <draw:line draw:style-name="gr8" draw:text-style-name="P1" draw:layer="layout" svg:x1="5.2cm" svg:y1="3.2cm" svg:x2="6.1cm" svg:y2="3.2cm">
          <text:p/>
        </draw:line>
        <draw:line draw:style-name="gr9" draw:text-style-name="P1" draw:layer="layout" svg:x1="5.2cm" svg:y1="4cm" svg:x2="6.1cm" svg:y2="4cm">
          <text:p/>
        </draw:line>
        <draw:frame draw:style-name="gr10" draw:text-style-name="P2" draw:layer="layout" svg:width="3.673cm" svg:height="0.64cm" svg:x="6.6cm" svg:y="2.9cm">
          <draw:text-box>
            <text:p text:style-name="P2">Basse tension (+5V)</text:p>
          </draw:text-box>
        </draw:frame>
        <draw:frame draw:style-name="gr10" draw:text-style-name="P2" draw:layer="layout" svg:width="3.677cm" svg:height="0.64cm" svg:x="6.582cm" svg:y="3.71cm">
          <draw:text-box>
            <text:p text:style-name="P2"><text:span text:style-name="T1">Haute</text:span> tension 220 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éphane </meta:initial-creator>
    <meta:creation-date>2016-11-05T15:23:08.31</meta:creation-date>
    <dc:date>2016-11-05T16:11:58.53</dc:date>
    <dc:creator>Stéphane </dc:creator>
    <meta:editing-duration>PT33M40S</meta:editing-duration>
    <meta:editing-cycles>1</meta:editing-cycles>
    <meta:document-statistic meta:object-count="22"/>
    <meta:generator>OpenOffice/4.1.2$Win32 OpenOffice.org_project/412m3$Build-9782</meta:generator>
  </office:meta>
</office:document-meta>
</file>